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9F700002E835181A3CB.svm"/>
  <manifest:file-entry manifest:media-type="" manifest:full-path="Pictures/2000000700003F0D000022D519ABE83C.svm"/>
  <manifest:file-entry manifest:media-type="" manifest:full-path="Pictures/20000007000029730000320754950AE6.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3" style:family="paragraph" style:parent-style-name="Standard">
      <style:paragraph-properties fo:margin-left="0cm" fo:margin-right="0cm" fo:text-align="justify" style:justify-single-word="false" fo:text-indent="1.249cm" style:auto-text-indent="false"/>
      <style:text-properties fo:font-size="14pt" fo:font-style="italic" style:font-size-asian="14pt" style:font-style-asian="italic" style:font-size-complex="14pt"/>
    </style:style>
    <style:style style:name="P4" style:family="paragraph" style:parent-style-name="Standard">
      <style:paragraph-properties fo:margin-left="0cm" fo:margin-right="0cm" fo:text-align="justify" style:justify-single-word="false" fo:text-indent="1.249cm" style:auto-text-indent="false"/>
    </style:style>
    <style:style style:name="P5" style:family="paragraph" style:parent-style-name="Standard">
      <style:paragraph-properties fo:text-align="justify" style:justify-single-word="false"/>
      <style:text-properties fo:font-size="13pt" fo:font-style="normal" style:font-size-asian="13pt" style:font-style-asian="normal" style:font-size-complex="13pt" style:font-style-complex="normal"/>
    </style:style>
    <style:style style:name="P6" style:family="paragraph" style:parent-style-name="Standard" style:list-style-name="L1">
      <style:paragraph-properties fo:text-align="justify" style:justify-single-word="false"/>
      <style:text-properties fo:font-size="13pt" fo:font-style="normal" style:font-size-asian="13pt" style:font-style-asian="normal" style:font-size-complex="13pt" style:font-style-complex="normal"/>
    </style:style>
    <style:style style:name="P7" style:family="paragraph" style:parent-style-name="Standard" style:list-style-name="L1">
      <style:paragraph-properties fo:margin-left="0cm" fo:margin-right="0cm" fo:text-align="justify" style:justify-single-word="false" fo:text-indent="1.249cm" style:auto-text-indent="false"/>
      <style:text-properties fo:font-size="13pt" fo:font-style="normal" style:font-size-asian="13pt" style:font-style-asian="normal" style:font-size-complex="13pt"/>
    </style:style>
    <style:style style:name="P8" style:family="paragraph" style:parent-style-name="Standard">
      <style:paragraph-properties fo:margin-left="0cm" fo:margin-right="0cm" fo:text-align="justify" style:justify-single-word="false" fo:text-indent="1.249cm" style:auto-text-indent="false"/>
      <style:text-properties fo:font-size="14pt" fo:font-style="italic" style:font-size-asian="14pt" style:font-style-asian="italic" style:font-size-complex="14pt" style:font-style-complex="italic"/>
    </style:style>
    <style:style style:name="T1" style:family="text">
      <style:text-properties style:text-underline-style="solid" style:text-underline-width="auto" style:text-underline-color="font-color"/>
    </style:style>
    <style:style style:name="T2" style:family="text">
      <style:text-properties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yse</text:p>
      <text:p text:style-name="P1"/>
      <text:p text:style-name="P3">1 – Le contexte</text:p>
      <text:p text:style-name="P4">L’agence immobilière HELLENIC située à Athènes, en Grèce, est dirigée par Monsieur et Madame PAPADOPOULOS. Ils ont trois employés chargés de la gestion de la vente et des achats.</text:p>
      <text:p text:style-name="P4">L’agence reçoit des propositions de ventes et les met ensuite en ligne sur son site internet. Elle propose l’achat de terrains, maisons, petits hôtels et villas.</text:p>
      <text:p text:style-name="P4">Face à la crise qui sévit actuellement, HELLENIC est confrontée à un afflux de propositions de ventes de maisons et d’appartements, qu’elle a beaucoup de difficultés à proposer et à revendre auprès de sa seule clientèle nationale. Malgré qu’elle dispose d’un site, les ventes sur le marché français n’atteignent pas les attentes à cause de la pauvreté et le manque d’interactivité du site.</text:p>
      <text:p text:style-name="P4">Elle nous a contactés pour plusieurs raisons. Premièrement, pour refondre leur site internet : au-delà de l’aspect, HELLENIC souhaite gérer les réservations des biens effectuées par les clients (une réservation apparait sur le site internet durant 15 jours, et un bien vendu est conservé en ligne durant un mois) pour ainsi mettre en avant leur efficacité. Deuxièmement, l’agence souhaite héberger son site internet sur un serveur personnel et souscrire à une assistance annuelle de DevInfo.</text:p>
      <text:p text:style-name="P3"/>
      <text:p text:style-name="P3">2 – La plate-forme informatique</text:p>
      <text:p text:style-name="P4">Actuellement, l’agence HELLENIC dispose d’un petit réseau de quatre postes informatiques mis à disposition des différents utilisateurs (sauf la responsable et le comptable qui ont leur poste dédié). Leur site internet est hébergé par un prestataire grec qui ne s’avère pas fiable.</text:p>
      <text:p text:style-name="P4">L’agence immobilière HELLENIC souhaite évoluer et héberger son site internet sur son propre serveur. La responsable et le comptable se chargeront de la maintenance, l’agence souscrit cependant, en cas de besoin, à une assistance limitée à cinq heures par mois (gratuite la première année).</text:p>
      <text:p text:style-name="P4">Pour cela, nous lui proposons une note explicative présentant 3 serveurs (<text:span text:style-name="T1">Cf. : Note_Serveurs.doc</text:span>) ainsi qu’un devis pour le serveur ainsi que pour l’assistance par DevInfo 5 heures par mois, gratuite la première année (<text:span text:style-name="T1">Cf. : Devis achat serveur.xls</text:span>).</text:p>
      <text:p text:style-name="P3"/>
      <text:p text:style-name="P3">3 – Les services attendus</text:p>
      <text:list xml:id="list916060624744585227" text:style-name="L1">
        <text:list-item>
          <text:p text:style-name="P7"><text:span text:style-name="T2">Diagramme de déroulement des pages côté administrateur</text:span></text:p>
          <text:p text:style-name="P6"><draw:frame draw:style-name="fr1" draw:name="images1" text:anchor-type="paragraph" svg:x="0.376cm" svg:y="0.238cm" svg:width="16.141cm" svg:height="8.916cm" draw:z-index="0"><draw:image xlink:href="Pictures/2000000700003F0D000022D519ABE83C.svm" xlink:type="simple" xlink:show="embed" xlink:actuate="onLoad"/></draw:frame><text:soft-page-break/>- Diagramme de déroulement des pages côté clients</text:p>
        </text:list-item>
      </text:list>
      <text:p text:style-name="P5"/>
      <text:p text:style-name="P5"><draw:frame draw:style-name="fr2" draw:name="images2" text:anchor-type="paragraph" svg:width="10.744cm" svg:height="11.906cm" draw:z-index="1"><draw:image xlink:href="Pictures/20000007000029F700002E835181A3CB.svm" xlink:type="simple" xlink:show="embed" xlink:actuate="onLoad"/></draw:frame></text:p>
      <text:p text:style-name="P8"><draw:frame draw:style-name="fr1" draw:name="images3" text:anchor-type="paragraph" svg:x="3.404cm" svg:y="0.635cm" svg:width="10.612cm" svg:height="12.808cm" draw:z-index="2"><draw:image xlink:href="Pictures/20000007000029730000320754950AE6.svm" xlink:type="simple" xlink:show="embed" xlink:actuate="onLoad"/></draw:frame>4 – Schéma réseau (développ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33S</meta:editing-duration>
    <meta:editing-cycles>8</meta:editing-cycles>
    <meta:generator>OpenOffice.org/3.4.1$Win32 OpenOffice.org_project/341m1$Build-9593</meta:generator>
    <dc:date>2013-04-02T20:49:53.49</dc:date>
    <meta:document-statistic meta:table-count="0" meta:image-count="3" meta:object-count="0" meta:page-count="2" meta:paragraph-count="14" meta:word-count="355" meta:character-count="2254"/>
    <meta:user-defined meta:name="Info 1"/>
    <meta:user-defined meta:name="Info 2"/>
    <meta:user-defined meta:name="Info 3"/>
    <meta:user-defined meta:name="Info 4"/>
  </office:meta>
</office:document-meta>
</file>